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Introduction</text:p>
      <text:list xml:id="list7219972077766950817" text:style-name="L1">
        <text:list-item>
          <text:list>
            <text:list-item>
              <text:p text:style-name="P1">What is an operative system</text:p>
            </text:list-item>
          </text:list>
        </text:list-item>
      </text:list>
      <text:list xml:id="list3599473653177444809" text:style-name="L2">
        <text:list-item>
          <text:list>
            <text:list-item>
              <text:list>
                <text:list-item>
                  <text:p text:style-name="P2">A program that acts as an intermediate between the hardware and the user</text:p>
                </text:list-item>
                <text:list-item>
                  <text:p text:style-name="P2">Provides interfaces for the programs to utilize hardware resources</text:p>
                </text:list-item>
                <text:list-item>
                  <text:p text:style-name="P2">Manages computer resources</text:p>
                </text:list-item>
                <text:list-item>
                  <text:p text:style-name="P2">Programs run on top of it and ask for some computer resources which is almost always done in user mode</text:p>
                </text:list-item>
                <text:list-item>
                  <text:p text:style-name="P2">Has 2 modes:</text:p>
                  <text:list>
                    <text:list-item>
                      <text:p text:style-name="P2">User: Offers restricted access to subrutines in order to keep the system healthy</text:p>
                    </text:list-item>
                    <text:list-item>
                      <text:p text:style-name="P2">Kernel: Sees and touches all hardware</text:p>
                    </text:list-item>
                  </text:list>
                </text:list-item>
                <text:list-item>
                  <text:p text:style-name="P2">Offers multiplexing in time and space:</text:p>
                  <text:list>
                    <text:list-item>
                      <text:p text:style-name="P2">Time: Stops a program to switch to another one </text:p>
                    </text:list-item>
                  </text:list>
                  <text:p text:style-name="P2"/>
                </text:list-item>
              </text:list>
            </text:list-item>
          </text:list>
        </text:list-item>
      </text:list>
      <text:list xml:id="list6749297911641472933" text:style-name="L3">
        <text:list-item>
          <text:list>
            <text:list-item>
              <text:p text:style-name="P3">Computer hardware</text:p>
            </text:list-item>
          </text:list>
        </text:list-item>
      </text:list>
      <text:list xml:id="list3453141542927727438" text:style-name="L4">
        <text:list-item>
          <text:p text:style-name="P4">1.3.1 Processors:</text:p>
          <text:list>
            <text:list-item>
              <text:p text:style-name="P4">Is the brain of the computer</text:p>
            </text:list-item>
            <text:list-item>
              <text:p text:style-name="P4">The basic cycle of the CPU: Fetch the first instruction from memory, decode it to determine its type and operans, execute it and start again until the program finishes</text:p>
            </text:list-item>
            <text:list-item>
              <text:p text:style-name="P4">Has registers to hold variables and temporary results</text:p>
              <text:list>
                <text:list-item>
                  <text:p text:style-name="P4">Program counter: Contains the memory address of the next instruction to be fetched. After that it gets updated to point to its successor</text:p>
                </text:list-item>
                <text:list-item>
                  <text:p text:style-name="P4">Stack pointer: Points to the top of the current stack in memory. The stack contains one frame for each procedure that has entered byt not yet exited. A procedure's stack frame holds input parameters, local variables and temporary variables not kept in registers</text:p>
                </text:list-item>
                <text:list-item>
                  <text:p text:style-name="P4">Program Status Word (PSW): Contains condition code bits, which are set by comparison instructions, the CPU priority, the mode (user, kernel), and other control bits. Plays an important role in system calls and I/O</text:p>
                </text:list-item>
              </text:list>
            </text:list-item>
            <text:list-item>
              <text:p text:style-name="P4">Architecture: Everything that is visible to the software such as instructions and registers</text:p>
            </text:list-item>
            <text:list-item>
              <text:p text:style-name="P4">Micro-architecture: Understands the implementation of the architecture</text:p>
            </text:list-item>
            <text:list-item>
              <text:p text:style-name="P4">Pipeline: An advance method for the CPU to fetch, decode and execute an instruction. While a unit executes an instruction n, another unit decodes the next instruction n+1 and another fetches another instruction n+2. Pipelines are complicated</text:p>
            </text:list-item>
            <text:list-item>
              <text:p text:style-name="P4">Superscalar CPU: A CPU with multiple execution units. Also multiple fetch and decoding units that throw the decoded instructions to a holding buffer until they can be executed</text:p>
            </text:list-item>
            <text:list-item>
              <text:p text:style-name="P4">Can run in 2 modes, user and kernel. In embedded systems a small piece runs in kernel with the rest of the OS running in user mode.</text:p>
              <text:list>
                <text:list-item>
                  <text:p text:style-name="P4">A program always runs in user mode. To obtain services from the OS it must make a system call. It traps into the kernel and invokes the OS. The trap instruction: syscall switches from usermode to kernel mode and starts the OS.</text:p>
                </text:list-item>
                <text:list-item>
                  <text:p text:style-name="P4">More traps than syscall, also divide by 0, floating-point underflow,... If the program advances an error call the OS handles the error back to the program.</text:p>
                </text:list-item>
              </text:list>
            </text:list-item>
            <text:list-item>
              <text:p text:style-name="P4">Thread: A kind of a lightweight process, a running program</text:p>
            </text:list-item>
            <text:list-item>
              <text:p text:style-name="P4">Multithread: Allows the CPU to hold the state of 2 different threads and switch back and forth on a nanosecond. No real parallelism but switching is extreamly fast. Each thread is seen by the OS as a separate CPU. A case: 2 CPUs with 2 <text:soft-page-break/>threads and work load for 2 threads. The OS may give it to one CPU while the other one is completely idle. Today there are multicores and GPUs with thousends of cores</text:p>
            </text:list-item>
          </text:list>
        </text:list-item>
        <text:list-item>
          <text:p text:style-name="P4">1.3.2 Memory:</text:p>
          <text:list>
            <text:list-item>
              <text:p text:style-name="P4">Structured in layers depending on their speed and closer to the CPU:</text:p>
              <text:list>
                <text:list-item>
                  <text:p text:style-name="P4">Registers<text:tab/>&lt; 1ns<text:tab/><text:tab/>&lt;1kb</text:p>
                </text:list-item>
                <text:list-item>
                  <text:p text:style-name="P4">Cache<text:tab/><text:tab/>1-8 ns<text:tab/><text:tab/>4-8mb</text:p>
                </text:list-item>
                <text:list-item>
                  <text:p text:style-name="P4">Main memory<text:tab/>10-50ns<text:tab/>16-64Gb (Working horse of computer)</text:p>
                </text:list-item>
                <text:list-item>
                  <text:p text:style-name="P4">SSD<text:tab/><text:tab/>10msec<text:tab/>2-16+ TB</text:p>
                </text:list-item>
              </text:list>
            </text:list-item>
            <text:list-item>
              <text:p text:style-name="P4">Registers: Made by the same materials as the CPU and right next to it. Programs must manage the registers (decide what to keep in them) themselfs, in software.</text:p>
            </text:list-item>
            <text:list-item>
              <text:p text:style-name="P4">Cache: Mostly controlled by the hardware. Divided into cache lines, tipically 64 bytes, addresses 0-63 in cache line 0, 64-127 in cache line 1,... When the program needs to read a word, the cache hardware checks in cache, if it is is called cache hit (no memory request is sent over the bus to the main memory), takes a few clock cycles. Cache misses have to go to memory with a time penalty of tens to hunders of cycles</text:p>
              <text:list>
                <text:list-item>
                  <text:p text:style-name="P4">When to put a new item into the cache</text:p>
                </text:list-item>
                <text:list-item>
                  <text:p text:style-name="P4">Which cache line to put the new item in</text:p>
                </text:list-item>
                <text:list-item>
                  <text:p text:style-name="P4">Which item to remove from the cache when a slot is needed</text:p>
                </text:list-item>
                <text:list-item>
                  <text:p text:style-name="P4">Where to put a newly evicted item in the larger memory</text:p>
                </text:list-item>
              </text:list>
            </text:list-item>
            <text:list-item>
              <text:p text:style-name="P4">Main memory (Random Access Memory RAM). All CPU requests that cannot be satified out of the cache go to main memory.</text:p>
              <text:list>
                <text:list-item>
                  <text:p text:style-name="P4">ROM (Read Only Memory): Programmed at the factory and cannot be changed. Fast and inexpensive. Some bootloaders are in ROM</text:p>
                </text:list-item>
                <text:list-item>
                  <text:p text:style-name="P4">EEPROM (Electrically Erasable PROM) non volatile, erasable and rewritten. Writting takes orders of magnitude more time than RAM. Used same as ROM but debbugable</text:p>
                </text:list-item>
                <text:list-item>
                  <text:p text:style-name="P4">BIOS (Basic I/O System): Bootstraps the computer. Flask disks also are bootable, they are half way between RAM and disks in speed. The firmware inside Flask uses load balance to help the wear out of sectors</text:p>
                </text:list-item>
                <text:list-item>
                  <text:p text:style-name="P4">Virtual memory: A scheme for a program bigger than RAM, it uses disk memory and swaps between them when needed. RAM serves as a kind of cache for heavily executed pards. Now physical address for data code is no longer fixed so a mapping is needed and done by a part of the CPU: MMU (Memory Management Unit). In multiprogramming switching from program to program is context switch and data structures must change mappings, it is expensive operation</text:p>
                </text:list-item>
              </text:list>
            </text:list-item>
          </text:list>
        </text:list-item>
        <text:list-item>
          <text:p text:style-name="P4">1.3.3 Nonvolatile Storage: Cheaper, slower, larger than RAM</text:p>
          <text:list>
            <text:list-item>
              <text:p text:style-name="P4">Magnetic disks: They have multiple disks, have an arm that reads the disks, annular region is track, all tracks of arms is cylinder. Each track is divided by sectors of 512 bytes.</text:p>
              <text:list>
                <text:list-item>
                  <text:p text:style-name="P4">Moving the arm from one cylinder to the next is 1msec, to a random cylinder 5-10msec, read or write is 50 MB/sec</text:p>
                </text:list-item>
              </text:list>
            </text:list-item>
            <text:list-item>
              <text:p text:style-name="P4">SSDs: Faster, smaller, more expensive than disks. They use Flash as memory, from the OS point of view they are very similar. Read is 10 millisec. Writes are more complicated, require full data block to be erased, takes a few hundred microseconds</text:p>
            </text:list-item>
            <text:list-item>
              <text:p text:style-name="P4">Persistant memory: Between RAM and SSD. Requires no special driver to access data and at byte granularity</text:p>
            </text:list-item>
          </text:list>
        </text:list-item>
        <text:list-item>
          <text:p text:style-name="P4"><text:soft-page-break/>1.3.4 I/O Devices: Composed of controller and the device itself. Accepts commands from the OS (read data from device) and carries it out. Reading from the device is hard, so the controller need to provide the OS with a simpler interface. The device driver is a software that talks to the controller giving it commands and accepting responses. Controller manufacturer has to supply a driver for each OS. It has to be put in the OS because it runs in kernel mode.</text:p>
          <text:list>
            <text:list-item>
              <text:p text:style-name="P4">The drives is put into the kernel in 3 different ways:</text:p>
              <text:list>
                <text:list-item>
                  <text:p text:style-name="P4">Relink the kernel with the driver and reboot (older UNIX systems)</text:p>
                </text:list-item>
                <text:list-item>
                  <text:p text:style-name="P4">Make an entry in the OS file telling it needs the driver, reboot. At boot time the OS finds the drivers and loads them (older Windows systems)</text:p>
                </text:list-item>
                <text:list-item>
                  <text:p text:style-name="P4">Accept drivers on the fly, dynamically loaded drivers like USBs and Thunderbolt</text:p>
                </text:list-item>
              </text:list>
            </text:list-item>
          </text:list>
          <text:p text:style-name="P4">Every controller has registers to communicate with it. The OS tells the driver to activate the controller and the controller tells the device via this registers to read or write to the device. All the devices registers is called the I/O sp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9M47S</meta:editing-duration>
    <meta:editing-cycles>77</meta:editing-cycles>
    <meta:generator>OpenOffice/4.1.13$Win32 OpenOffice.org_project/4113m1$Build-9810</meta:generator>
    <dc:date>2023-11-09T11:09:20.73</dc:date>
    <meta:document-statistic meta:table-count="0" meta:image-count="0" meta:object-count="0" meta:page-count="3" meta:paragraph-count="56" meta:word-count="1225" meta:character-count="6778"/>
    <meta:user-defined meta:name="Info 1"/>
    <meta:user-defined meta:name="Info 2"/>
    <meta:user-defined meta:name="Info 3"/>
    <meta:user-defined meta:name="Info 4"/>
  </office:meta>
</office:document-meta>
</file>